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officeooo:rsid="000a6df1" officeooo:paragraph-rsid="000a6df1"/>
    </style:style>
    <style:style style:name="P3" style:family="paragraph" style:parent-style-name="Standard">
      <style:paragraph-properties fo:text-align="justify" style:justify-single-word="false"/>
      <style:text-properties officeooo:rsid="000a6df1" officeooo:paragraph-rsid="00110e3f"/>
    </style:style>
    <style:style style:name="P4" style:family="paragraph" style:parent-style-name="Standard">
      <style:paragraph-properties fo:text-align="justify" style:justify-single-word="false"/>
      <style:text-properties officeooo:rsid="000a9adc" officeooo:paragraph-rsid="000bddd8"/>
    </style:style>
    <style:style style:name="P5" style:family="paragraph" style:parent-style-name="Standard">
      <style:paragraph-properties fo:text-align="justify" style:justify-single-word="false"/>
      <style:text-properties officeooo:rsid="000ec406" officeooo:paragraph-rsid="000ec406"/>
    </style:style>
    <style:style style:name="P6" style:family="paragraph" style:parent-style-name="Standard">
      <style:paragraph-properties fo:text-align="justify" style:justify-single-word="false"/>
      <style:text-properties officeooo:rsid="000ec406" officeooo:paragraph-rsid="00110e3f"/>
    </style:style>
    <style:style style:name="P7" style:family="paragraph" style:parent-style-name="Standard">
      <style:paragraph-properties fo:text-align="justify" style:justify-single-word="false"/>
      <style:text-properties officeooo:rsid="00110e3f" officeooo:paragraph-rsid="00110e3f"/>
    </style:style>
    <style:style style:name="T1" style:family="text">
      <style:text-properties style:font-name="Arial" fo:font-size="15pt" fo:font-weight="bold" officeooo:rsid="000a6df1" style:font-size-asian="15pt" style:font-weight-asian="bold" style:font-size-complex="15pt" style:font-weight-complex="bold"/>
    </style:style>
    <style:style style:name="T2" style:family="text">
      <style:text-properties officeooo:rsid="000a9adc"/>
    </style:style>
    <style:style style:name="T3" style:family="text">
      <style:text-properties officeooo:rsid="000bddd8"/>
    </style:style>
    <style:style style:name="T4" style:family="text">
      <style:text-properties officeooo:rsid="000f4394"/>
    </style:style>
    <style:style style:name="T5" style:family="text">
      <style:text-properties officeooo:rsid="00110e3f"/>
    </style:style>
    <style:style style:name="T6" style:family="text">
      <style:text-properties style:text-underline-style="solid" style:text-underline-width="auto" style:text-underline-color="font-color" officeooo:rsid="000bddd8"/>
    </style:style>
    <style:style style:name="T7" style:family="text">
      <style:text-properties style:text-underline-style="none" officeooo:rsid="000bddd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La Inteligencia Artificial y sus problemas el ser Humano</text:span></text:p>
      <text:p text:style-name="P2"/>
      <text:p text:style-name="P3">Los principales problemas que podemos que existen entre la Inteligencia Artificial (IA) y el ser Humano podemos “dividirlos” en dos partes, <text:span text:style-name="T2">problemas con la mente del ser humano y problemas con el cuerpo del ser humano, ¿Con el cuerpo? Si, debido a que la mente puede extenderse más allá del cuerpo humano, a través de otras cosas o “herramientas” como por ejemplo libros y tecnologías (algún tipo de software) y esto lo vemos en la teoría de la mente extendida (Sabater, 2018) ya que esta teoría nos invita a entender que la mente puede usar, controlar o contratar “software” externo, es decir, ajeno a nuestro cuerpo para actuar fuera y más allá de nuestro cuerpo (Guzmán, 2021 ), y además de que la mente requiere de un sustrato físico.</text:span></text:p>
      <text:p text:style-name="P2"/>
      <text:p text:style-name="P4">Es bien sabido que el procesamiento bruto de posibilidades es suficiente para ganarle a cualquier humano, de hecho a lo largo de la historia se han creado máquinas para derrotar a las mejores personas de alguna tarea en particular, como jugar ajedrez, sin embargo existe una parte intuitiva complementaria en los seres humanos que aún no ha sido “superada” o mínimo “hecha” por alguna máquina, aquí es donde entran los problemas entre la Inteligencia Artificial y la “mente” del ser humano. <text:span text:style-name="T3">He aquí donde p</text:span>odemos ver <text:span text:style-name="T3">que nosotros como seres humanos tenemos la capacidad de “pensar” (razonar), de hecho, por está, estamos en la “cúspide” de los animales (el ser humano también es un animal), y por esta misma razón tenemos problemas, ya que aún no hay indicios de que logremos esto con alguna máquina, ni con una súper computadora, ya que creo fuertemente que el poder de computo no es un obstáculo tan grande, ya que cosas como la cognición (y el razonamiento la capacidad de comunicarse entre dos seres humanos a través de un lenguaje y la adaptación son cosas y partes que hasta el momento no hemos podido “simular” o lograr a través de una </text:span><text:span text:style-name="T7">máquina</text:span><text:span text:style-name="T3">, además la mente con el paso del tiempo se expande, avanza y se conecta entre sí, </text:span></text:p>
      <text:p text:style-name="P4"/>
      <text:p text:style-name="P5">Referencias:</text:p>
      <text:p text:style-name="P6">(1) <text:span text:style-name="T4">Guzmán, MG. Texto resumido o parafraseado de: </text:span><text:a xlink:type="simple" xlink:href="https://psicologiaymente.com/psicologia/teoria-mente-extendida" text:style-name="Internet_20_link" text:visited-style-name="Visited_20_Internet_20_Link">https://psicologiaymente.com/psicologia/teoria-mente-extendida</text:a> <text:span text:style-name="T5">(19 de mayo del 2021).</text:span></text:p>
      <text:p text:style-name="P7">(2)] Sabater, V. (05 de Noviembre, 2018) Texto resumido o parafraseado de: <text:a xlink:type="simple" xlink:href="https://lamenteesmaravillosa.com/la-mente-extendida-cerebro/" text:style-name="Internet_20_link" text:visited-style-name="Visited_20_Internet_20_Link">https://lamenteesmaravillosa.com/la-mente-extendida-cerebro/</text:a> (19 de mayo del 202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9T15:19:03.624416833</meta:creation-date>
    <dc:date>2021-05-19T17:02:24.797704891</dc:date>
    <meta:editing-duration>PT7M38S</meta:editing-duration>
    <meta:editing-cycles>1</meta:editing-cycles>
    <meta:document-statistic meta:table-count="0" meta:image-count="0" meta:object-count="0" meta:page-count="1" meta:paragraph-count="6" meta:word-count="386" meta:character-count="2334" meta:non-whitespace-character-count="1952"/>
    <meta:generator>LibreOffice/6.0.7.3$Linux_X86_64 LibreOffice_project/00m0$Build-3</meta:generator>
  </office:meta>
</office:document-meta>
</file>